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ans" svg:font-family="'Liberation Sans'"/>
    <style:font-face style:name="Liberation Serif" svg:font-family="'Liberation Serif'"/>
    <style:font-face style:name="OpenSymbol" svg:font-family="OpenSymbol"/>
    <style:font-face style:name="arial" svg:font-family="arial, sans-serif"/>
    <style:font-face style:name="宋体" svg:font-family="宋体"/>
    <style:font-face style:name="Bitstream Charter" svg:font-family="'Bitstream Charter'"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1665in" fo:margin-bottom="0.0835in" fo:line-height="100%" fo:text-align="start" style:justify-single-word="false"/>
      <style:text-properties style:use-window-font-color="true" style:font-name="Liberation Sans" fo:font-size="14pt" style:text-underline-style="solid" style:text-underline-width="auto" style:text-underline-color="font-color" fo:font-weight="bold" style:text-underline-mode="continuous" style:text-overline-mode="continuous" style:text-line-through-mode="continuous" fo:background-color="transparent" style:font-name-asian="Liberation Sans" style:font-name-complex="Liberation Sans"/>
    </style:style>
    <style:style style:name="P2"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size-asian="18pt" style:font-name-complex="Liberation Serif" style:font-size-complex="18pt"/>
    </style:style>
    <style:style style:name="P5"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P6" style:family="paragraph" style:parent-style-name="Standard" style:list-style-name="L1">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对 AST的结构设计</text:p>
      <text:p text:style-name="P2">I took the AST provided in bison example and added new types and functions.(i modified the file common.h : every where there is /**** P4*****/).</text:p>
      <text:p text:style-name="P2">To handle while,if,call,... I declared new types for each and in the object ASTNode I added their kind as well as the corresponding variable in the union. I used a list for any objet that has many items (like function arguments, parameters, declarations,...).each node <text:s/>has a field "NodeType" to store the corresponding type (int,float,..) when required.</text:p>
      <text:p text:style-name="P5"/>
      <text:p text:style-name="P1">对符号表的结构设计</text:p>
      <text:p text:style-name="P2">each bloc in the program ("{...}") has a corresponding symbol table, whose parent (of the symbol table) is the symbol table of the bloc in which it belong. the whole file(global variables and functions) has a symbol table whose parent is "NULL". there is a symbol in the symbol <text:s/>table for each variable, constant, function and user defined type.</text:p>
      <text:p text:style-name="P1">由源程序生成 AST</text:p>
      <text:p text:style-name="P2">after each deduction rule I call the corresponding function declared in common.h to generate the corresponding node , and add the symbol if the <text:s/>symbol table if it doesn't exit <text:s/>yet. And to find the symbol, we look in the <text:s/>table, then its parent and so on.</text:p>
      <text:p text:style-name="P2">to deal with arrays and initialization, after the parser get the list of the sizes of the array we call a function "setarraydim" to modify the symbol of the variable in the symbol table to be an array. after that we set the type of the variable.</text:p>
      <text:p text:style-name="P5"/>
      <text:p text:style-name="P1">由 AST 生成中间代码的过程中对主要的语言构造的处理方法</text:p>
      <text:p text:style-name="P2">here I used the same form used in the function dumpAST() and for each node I <text:s/>generate the corresponding code in the array code like in the C0 from pl0. For some like declaration nodes there is no generation unless there is initialization. And then after called the function binarycode() to generate the code in the file bincode.</text:p>
      <text:p text:style-name="P2">in the code generated, there are only two levels: 0(global) and in a 1(function), all the variables in blocs are seen as on same level in the function.Therefore, at the begining of the function, the "Int ..." instruction displacement values is the sum of the displacement of all the global variables and constant array(constant arrays are stored in memory) for the whole program; far the functions, it is the sum of all local variables, parameters and return value.</text:p>
      <text:p text:style-name="P2">the code is generated such that there is a pass to initialize all global variables and then an instruction to call "main"; on the pass, no function is executed(there is a "jmp"instruction before each funtion to after the function)</text:p>
      <text:p text:style-name="P2"/>
      <text:p text:style-name="P4">编译器能和不能支持的程序特点</text:p>
      <text:list xml:id="list12325188841" text:style-name="L1">
        <text:list-item>
          <text:p text:style-name="P6">有数组变量和常量，但是只能是一位数组</text:p>
        </text:list-item>
        <text:list-item>
          <text:p text:style-name="P6">函数带参数而且返回值，参数不能为数组</text:p>
        </text:list-item>
        <text:list-item>
          <text:p text:style-name="P6">赋值不传递（“x=y”没有值）</text:p>
        </text:list-item>
        <text:list-item>
          <text:p text:style-name="P6">不能用“typedef”定义一个新的类型</text:p>
        </text:list-item>
        <text:list-item>
          <text:p text:style-name="P6">"read"和"write"函数只带一个参数，而且没有返回值</text:p>
        </text:list-item>
        <text:list-item>
          <text:p text:style-name="P6">函数<text:a xlink:type="simple" xlink:href="javascript:void(0)"><text:span text:style-name="Emphasis">可</text:span></text:a><text:a xlink:type="simple" xlink:href="javascript:void(0)"><text:span text:style-name="Emphasis">以</text:span></text:a>递归调用</text:p>
        </text:list-item>
        <text:list-item>
          <text:p text:style-name="P6"><text:soft-page-break/>不支持数组对数组的赋值</text:p>
        </text:list-item>
        <text:list-item>
          <text:p text:style-name="P6">能报一些错误但是不显示错误的位置</text:p>
        </text:list-item>
        <text:list-item>
          <text:p text:style-name="P6">支持实验说明文档的所有运算</text:p>
        </text:list-item>
        <text:list-item>
          <text:p text:style-name="P6">支持函数声明</text:p>
        </text:list-item>
        <text:list-item>
          <text:p text:style-name="P6">可以用函数的返回值来初始化变量</text:p>
        </text:list-item>
        <text:list-item>
          <text:p text:style-name="P6">数组的初始化必须包含所有元素对应的值（"int a[2]={1,2}" is okay but "int a[2]={1} id not okay）,数组大小是显示制定。</text:p>
        </text:list-item>
        <text:list-item>
          <text:p text:style-name="P6">变量不能定义为"void"</text:p>
        </text:list-item>
        <text:list-item>
          <text:p text:style-name="P6">"break" and "continue" 只能在"while" 有效</text:p>
        </text:list-item>
        <text:list-item>
          <text:p text:style-name="P6">除了以上的不支持，实验说明的其他都支持</text:p>
        </text:list-item>
        <text:list-item>
          <text:p text:style-name="P6">for“&amp;&amp;”and “||” operators, first evaluate the left side, acoording to the result see if have to evaluate the right side.</text:p>
        </text:list-item>
        <text:list-item>
          <text:p text:style-name="P6">Function parameter cannot be a constant</text:p>
        </text:list-item>
      </text:list>
      <text:p text:style-name="P3"/>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ans" svg:font-family="'Liberation Sans'"/>
    <style:font-face style:name="Liberation Serif" svg:font-family="'Liberation Serif'"/>
    <style:font-face style:name="OpenSymbol" svg:font-family="OpenSymbol"/>
    <style:font-face style:name="arial" svg:font-family="arial, sans-serif"/>
    <style:font-face style:name="宋体" svg:font-family="宋体"/>
    <style:font-face style:name="Bitstream Charter" svg:font-family="'Bitstream Charter'" style:font-family-generic="roman"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6-17T23:41:00</dc:date>
    <meta:editing-duration>PT3H57M50S</meta:editing-duration>
    <meta:editing-cycles>6</meta:editing-cycles>
    <meta:generator>LibreOffice/3.5$Linux_X86_64 LibreOffice_project/350m1$Build-2</meta:generator>
    <meta:document-statistic meta:table-count="0" meta:image-count="0" meta:object-count="0" meta:page-count="2" meta:paragraph-count="30" meta:word-count="489" meta:character-count="2939" meta:non-whitespace-character-count="2491"/>
  </office:meta>
</office:document-meta>
</file>